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Utils.Configuratio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rationUtils.findInClasspath( String path , Object cal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nfigurationUtils.findInFileSystem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figurationUtils.clean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Utils.find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figurationUtils.getVelocity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Utils.findInClass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Utils.getDefaultTo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urationUtils.load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Utils.getVelocityStr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urationUtils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Utils.create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urationUtils.getAutoLoaded( boolean includeDefaul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figurationUtils.getGenericTo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Utils.getFromClass( Class factor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onfigurationUtils.getFromClass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urationUtils.findFromSystemProper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Utils.getAuto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Utils.read( URL ur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